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80000001FA0F8EF79.png" manifest:media-type="image/png"/>
  <manifest:file-entry manifest:full-path="Pictures/10000201000001C2000001B4D32B59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margin-top="0cm" fo:margin-bottom="0cm" style:contextual-spacing="false" fo:text-align="start" style:justify-single-word="false"/>
      <style:text-properties fo:font-size="10pt" fo:font-style="italic" officeooo:rsid="0008aa3d" officeooo:paragraph-rsid="0014a2b7" style:font-size-asian="10pt" style:font-style-asian="italic" style:font-size-complex="10pt" style:font-style-complex="italic"/>
    </style:style>
    <style:style style:name="P2" style:family="paragraph" style:parent-style-name="Footer">
      <style:paragraph-properties fo:margin-top="0cm" fo:margin-bottom="0cm" style:contextual-spacing="false" fo:text-align="center" style:justify-single-word="false"/>
      <style:text-properties fo:language="es" fo:country="ES" fo:font-style="italic" officeooo:rsid="0008aa3d" officeooo:paragraph-rsid="0014a2b7" style:font-style-asian="italic" style:font-style-complex="italic"/>
    </style:style>
    <style:style style:name="P3" style:family="paragraph" style:parent-style-name="Footer"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fo:language="es" fo:country="ES" officeooo:rsid="0008aa3d" officeooo:paragraph-rsid="000fbe52"/>
    </style:style>
    <style:style style:name="P6" style:family="paragraph" style:parent-style-name="Standard">
      <style:paragraph-properties fo:text-align="start" style:justify-single-word="false"/>
      <style:text-properties style:font-name="Verdana" fo:font-size="14pt" fo:language="es" fo:country="ES" fo:font-weight="normal" style:font-size-asian="14pt" style:font-weight-asian="normal" style:font-size-complex="14pt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9.878cm"/>
          <style:tab-stop style:position="17cm" style:type="right"/>
        </style:tab-stops>
      </style:paragraph-properties>
      <style:text-properties style:font-name="Bitstream Charter" fo:font-size="14pt" fo:language="es" fo:country="ES" fo:font-style="italic" fo:font-weight="bold" officeooo:paragraph-rsid="00094324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fo:language="es" fo:country="ES" officeooo:rsid="00170957" officeooo:paragraph-rsid="00170957"/>
    </style:style>
    <style:style style:name="P9" style:family="paragraph" style:parent-style-name="Standard" style:list-style-name="L1">
      <style:text-properties fo:language="es" fo:country="ES" officeooo:rsid="00170957" officeooo:paragraph-rsid="00170957"/>
    </style:style>
    <style:style style:name="P10" style:family="paragraph" style:parent-style-name="Standard" style:list-style-name="L3">
      <style:text-properties fo:language="es" fo:country="ES" officeooo:rsid="00170957" officeooo:paragraph-rsid="00170957"/>
    </style:style>
    <style:style style:name="P11" style:family="paragraph" style:parent-style-name="Standard">
      <style:text-properties fo:language="es" fo:country="ES" officeooo:rsid="0008aa3d" officeooo:paragraph-rsid="000f9a75"/>
    </style:style>
    <style:style style:name="P12" style:family="paragraph" style:parent-style-name="Standard">
      <style:text-properties fo:language="es" fo:country="ES" officeooo:rsid="0008aa3d" officeooo:paragraph-rsid="000fbe52"/>
    </style:style>
    <style:style style:name="P13" style:family="paragraph" style:parent-style-name="Standard">
      <style:paragraph-properties fo:text-align="start" style:justify-single-word="false"/>
      <style:text-properties style:font-name="Verdana" fo:font-size="14pt" fo:language="es" fo:country="ES" fo:font-weight="normal" officeooo:rsid="00170957" officeooo:paragraph-rsid="00170957" style:font-size-asian="14pt" style:font-weight-asian="normal" style:font-size-complex="14pt" style:font-weight-complex="normal"/>
    </style:style>
    <style:style style:name="P14" style:family="paragraph">
      <style:paragraph-properties fo:text-align="center"/>
    </style:style>
    <style:style style:name="T1" style:family="text">
      <style:text-properties officeooo:rsid="000e68d9"/>
    </style:style>
    <style:style style:name="T2" style:family="text">
      <style:text-properties fo:font-variant="normal" fo:text-transform="none" fo:color="#333333" style:font-name="Georgia" fo:letter-spacing="normal" fo:font-style="normal" fo:font-weight="normal"/>
    </style:style>
    <style:style style:name="T3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T4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T5" style:family="text">
      <style:text-properties style:font-name="Comic Sans MS"/>
    </style:style>
    <style:style style:name="T6" style:family="text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Comic Sans MS" fo:font-size="14pt" fo:font-weight="bold" officeooo:rsid="000fbe52" style:font-size-asian="14pt" style:font-weight-asian="bold" style:font-size-complex="14pt" style:font-weight-complex="bold"/>
    </style:style>
    <style:style style:name="T8" style:family="text">
      <style:text-properties style:font-name="Comic Sans MS" fo:font-size="14pt" fo:font-weight="bold" officeooo:rsid="00170957" style:font-size-asian="14pt" style:font-weight-asian="bold" style:font-size-complex="14pt" style:font-weight-complex="bold"/>
    </style:style>
    <style:style style:name="T9" style:family="text">
      <style:text-properties officeooo:rsid="000861d4"/>
    </style:style>
    <style:style style:name="T10" style:family="text">
      <style:text-properties officeooo:rsid="000f9a75"/>
    </style:style>
    <style:style style:name="T11" style:family="text">
      <style:text-properties officeooo:rsid="00147dc3"/>
    </style:style>
    <style:style style:name="T12" style:family="text">
      <style:text-properties officeooo:rsid="00170957"/>
    </style:style>
    <style:style style:name="T13" style:family="text">
      <style:text-properties fo:font-style="italic" officeooo:rsid="000f9a75" style:font-style-asian="italic" style:font-style-complex="italic"/>
    </style:style>
    <style:style style:name="T14" style:family="text">
      <style:text-properties officeooo:rsid="0018de63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uaderno <text:span text:style-name="T9">@seguriactiva de e</text:span>jercicios Menores <text:span text:style-name="T9">en La Red</text:span></text:p>
      <text:p text:style-name="P6"/>
      <text:p text:style-name="P13">COPIAS DE SEGURIDAD</text:p>
      <text:p text:style-name="P4"/>
      <text:p text:style-name="P4"><text:span text:style-name="T6">1.- </text:span>Escribe en el siguiente cuadro <text:span text:style-name="T11">el significado de “copia de seguridad”. Comenta con tus compañeros y con tu profesor/a.</text:span></text:p>
      <text:p text:style-name="P4"><draw:rect text:anchor-type="paragraph" draw:z-index="0" draw:style-name="gr1" draw:text-style-name="P14" svg:width="15.465cm" svg:height="2.514cm" svg:x="0.822cm" svg:y="0.363cm"><text:p/></draw:rect></text:p>
      <text:p text:style-name="P4"/>
      <text:p text:style-name="P4"/>
      <text:p text:style-name="P4"/>
      <text:p text:style-name="P4"/>
      <text:p text:style-name="P4"/>
      <text:p text:style-name="P4"/>
      <text:p text:style-name="P8"><text:span text:style-name="T6">2.-</text:span> ¿Qué es una unidad de almacenamiento? ¿Qué es un disco duro externo? ¿Qué significa almacenar documentos en “la nube”? <text:span text:style-name="T14">¿Tienes un disco duro externo para hacer tus copias de seguridad?</text:span></text:p>
      <text:p text:style-name="P8"/>
      <text:p text:style-name="P8"><text:span text:style-name="T6">3.-</text:span> <text:span text:style-name="T10">¿Conoces algún caso de </text:span>alguien que haya perdido sus documentos, fotos, etc. de su ordenador por alguna causa<text:span text:style-name="T10">? Comenta con tus compañeros y tu profesor o profesora.</text:span></text:p>
      <text:p text:style-name="P8"/>
      <text:p text:style-name="P8"><text:span text:style-name="T6">4.-</text:span> ¿Para qué sirven las carpetas (o directorios) de una unidad de almacenamiento? ¿crees que es importante usarlos?¿crees que es importante dar un buen nombre a tus documentos? ¿crees que es importante dar un buen nombre a tus carpetas?</text:p>
      <text:p text:style-name="P8"/>
      <text:p text:style-name="P4"><text:span text:style-name="T8">5</text:span><text:span text:style-name="T6">.-</text:span><text:span text:style-name="T5"> </text:span><text:span text:style-name="T10">Si en un documento tengo un trabajo sobre </text:span><text:span text:style-name="T13">Cervantes</text:span><text:span text:style-name="T10"> de que he realizado para la asignatura de Lengua. De entre las siguientes, ¿cuál crees que sería la mejor forma de guardarlo en la unidad de almacenamiento?:</text:span></text:p>
      <text:list xml:id="list9150715482404586478" text:style-name="L1">
        <text:list-item>
          <text:p text:style-name="P9">Lo puedo guardar con culquier nombre, por ejemplo: “X728”</text:p>
        </text:list-item>
        <text:list-item>
          <text:p text:style-name="P9">Lo guardaré con el nombre “Trabajo1”</text:p>
        </text:list-item>
        <text:list-item>
          <text:p text:style-name="P9">Lo guardaré con el nombre más corto y más cómodo “T1”</text:p>
        </text:list-item>
        <text:list-item>
          <text:p text:style-name="P9">Lo guardaré con el nombre “Trabajo de Lengua 1”</text:p>
        </text:list-item>
        <text:list-item>
          <text:p text:style-name="P9">Lo guardaré con el nombre “Trabajo de Cervantes”</text:p>
        </text:list-item>
        <text:list-item>
          <text:p text:style-name="P9">Lo guardaré dentro de la carpeta “Lengua” con el nombre “TrabajoCervantes”</text:p>
        </text:list-item>
      </text:list>
      <text:p text:style-name="P11"/>
      <text:p text:style-name="P5"><text:span text:style-name="T8">6</text:span><text:span text:style-name="T6">.-</text:span> <text:span text:style-name="T12">¿Las siguientes afirmaciones son verdaderas o falsas?</text:span></text:p>
      <text:list xml:id="list1496782819565492131" text:style-name="L3">
        <text:list-item>
          <text:p text:style-name="P10">Si, por error, borro algo en mi ordenador siempre puedo recuperarlo después: <text:s/>V <text:s text:c="2"/>– F</text:p>
        </text:list-item>
        <text:list-item>
          <text:p text:style-name="P10">Si se rompe el disco duro de mi ordenador puedo arreglarlo fácilmente y recuperar los documentos: <text:s/>V <text:s/>– <text:s/>F</text:p>
        </text:list-item>
        <text:list-item>
          <text:p text:style-name="P10">Los discos duros de un ordenador nunca se rompen: <text:s/>V <text:s/>– <text:s/>F</text:p>
        </text:list-item>
        <text:list-item>
          <text:p text:style-name="P10">Un disco duro externo nunca se rompe: <text:s/>V <text:s/>– <text:s/>F</text:p>
        </text:list-item>
        <text:list-item>
          <text:p text:style-name="P10">No importa que ordene bien mis documentos, lo importante es guardarlos: <text:s/>V <text:s/>– <text:s/>F</text:p>
        </text:list-item>
        <text:list-item>
          <text:p text:style-name="P10">Debo hacer copias de seguridad cada cierto tiempo: <text:s/>V <text:s/>– <text:s/>F</text:p>
        </text:list-item>
        <text:list-item>
          <text:p text:style-name="P10">Si hago una copia de seguridad de mis documentos en un disco duro externo en la misma carpeta que una copia anterior, la copia anterior se pierde: <text:s/>V <text:s/>– <text:s/>F</text:p>
        </text:list-item>
      </text:list>
      <text:p text:style-name="P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top="0cm" fo:margin-bottom="0cm" style:contextual-spacing="false" fo:text-align="start" style:justify-single-word="false"/>
      <style:text-properties fo:font-size="10pt" fo:font-style="italic" officeooo:rsid="0008aa3d" officeooo:paragraph-rsid="0014a2b7" style:font-size-asian="10pt" style:font-style-asian="italic" style:font-size-complex="10pt" style:font-style-complex="italic"/>
    </style:style>
    <style:style style:name="MP2" style:family="paragraph" style:parent-style-name="Footer">
      <style:paragraph-properties fo:margin-top="0cm" fo:margin-bottom="0cm" style:contextual-spacing="false" fo:text-align="center" style:justify-single-word="false"/>
      <style:text-properties fo:language="es" fo:country="ES" fo:font-style="italic" officeooo:rsid="0008aa3d" officeooo:paragraph-rsid="0014a2b7" style:font-style-asian="italic" style:font-style-complex="italic"/>
    </style:style>
    <style:style style:name="MP3" style:family="paragraph" style:parent-style-name="Footer">
      <style:text-properties fo:language="es" fo:country="ES"/>
    </style:style>
    <style:style style:name="MT1" style:family="text">
      <style:text-properties officeooo:rsid="000e68d9"/>
    </style:style>
    <style:style style:name="MT2" style:family="text">
      <style:text-properties fo:font-variant="normal" fo:text-transform="none" fo:color="#333333" style:font-name="Georgia" fo:letter-spacing="normal" fo:font-style="normal" fo:font-weight="normal"/>
    </style:style>
    <style:style style:name="MT3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MT4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M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cm" fo:margin-bottom="1.6cm" fo:margin-left="1.6cm" fo:margin-right="1.6cm" fo:background-color="transparent" style:writing-mode="lr-tb" style:footnote-max-height="0cm">
        <style:background-image xlink:href="Pictures/10000201000001C2000001B4D32B5975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http://seguriactiva.<text:span text:style-name="MT1">mundalia.org</text:span><text:tab/><draw:frame draw:style-name="Mfr1" draw:name="Imagen1" text:anchor-type="char" svg:x="6.678cm" svg:y="-0.115cm" svg:width="2.328cm" svg:height="0.82cm" draw:z-index="1"><draw:image xlink:href="Pictures/10000201000000580000001FA0F8EF79.png" xlink:type="simple" xlink:show="embed" xlink:actuate="onLoad"/></draw:frame><text:tab/>seguriactiva@gmail.com</text:p>
        <text:p text:style-name="MP1">Twitter: @seguriactiva <text:tab/><text:tab/>Facebook: Facebook.com/seguriactiva<text:span text:style-name="MT2"> </text:span></text:p>
        <text:p text:style-name="MP2"><text:span text:style-name="MT3">Estos ejercicios están bajo una </text:span><text:a xlink:type="simple" xlink:href="http://creativecommons.org/licenses/by-sa/4.0/"><text:span text:style-name="MT4">licencia de Creative Commons Reconocimiento-CompartirIgual 4.0 Internacional</text:span></text:a><text:span text:style-name="MT3">.</text:span></text:p>
      </style:footer>
      <style:footer-left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Romero</meta:initial-creator>
    <meta:creation-date>2013-03-05T12:26:36</meta:creation-date>
    <dc:date>2017-01-10T13:33:08.197856628</dc:date>
    <dc:creator>Juan Romero</dc:creator>
    <meta:editing-duration>PT4H10M3S</meta:editing-duration>
    <meta:editing-cycles>23</meta:editing-cycles>
    <meta:generator>LibreOffice/4.2.8.2$Linux_X86_64 LibreOffice_project/420m0$Build-2</meta:generator>
    <meta:document-statistic meta:table-count="0" meta:image-count="1" meta:object-count="0" meta:page-count="1" meta:paragraph-count="24" meta:word-count="363" meta:character-count="2206" meta:non-whitespace-character-count="1848"/>
  </office:meta>
</office:document-meta>
</file>